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writing-mode="lr-tb">
        <style:tab-stops>
          <style:tab-stop style:position="6.5in" style:type="right"/>
        </style:tab-stops>
      </style:paragraph-properties>
      <style:text-properties style:font-name="FreeSerif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writing-mode="lr-tb"/>
      <style:text-properties style:font-name="FreeSerif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writing-mode="lr-tb">
        <style:tab-stops>
          <style:tab-stop style:position="2in"/>
        </style:tab-stops>
      </style:paragraph-properties>
      <style:text-properties style:font-name="FreeSerif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15%" fo:text-align="justify" style:justify-single-word="false" fo:text-indent="0in" style:auto-text-indent="false" style:writing-mode="lr-tb">
        <style:tab-stops>
          <style:tab-stop style:position="2in"/>
        </style:tab-stops>
      </style:paragraph-properties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bold" officeooo:paragraph-rsid="000879c5" style:text-blinking="false" fo:background-color="transparent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15%" fo:text-align="center" style:justify-single-word="false" fo:text-indent="0in" style:auto-text-indent="false" style:writing-mode="lr-tb"/>
      <style:text-properties fo:font-variant="normal" fo:text-transform="none" fo:color="#000000" loext:opacity="100%" style:font-name="FreeSerif" fo:font-size="12pt" fo:font-style="normal" style:text-underline-style="solid" style:text-underline-width="auto" style:text-underline-color="font-color" fo:font-weight="bold" fo:background-color="transparent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1in"/>
          <style:tab-stop style:position="2in"/>
        </style:tab-stops>
      </style:paragraph-properties>
      <style:text-properties style:font-name="FreeSerif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in"/>
        </style:tab-stops>
      </style:paragraph-properties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1in"/>
          <style:tab-stop style:position="2in"/>
        </style:tab-stops>
      </style:paragraph-properties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1in"/>
          <style:tab-stop style:position="2in"/>
        </style:tab-stops>
      </style:paragraph-properties>
      <style:text-properties fo:font-variant="normal" fo:text-transform="none" fo:color="#000000" loext:opacity="100%" style:text-line-through-style="none" style:text-line-through-type="none" style:font-name="FreeSerif" fo:font-size="6pt" fo:font-style="normal" style:text-underline-style="none" fo:font-weight="normal" style:text-blinking="false" fo:background-color="transparent" style:font-size-asian="5.25pt" style:font-size-complex="6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1.25in"/>
          <style:tab-stop style:position="2.75in"/>
          <style:tab-stop style:position="5.25in"/>
        </style:tab-stops>
      </style:paragraph-properties>
      <style:text-properties fo:font-variant="normal" fo:text-transform="none" fo:color="#000000" loext:opacity="100%" style:text-line-through-style="none" style:text-line-through-type="none" style:font-name="FreeSerif" fo:font-size="12pt" fo:font-style="normal" style:text-underline-style="none" fo:font-weight="bold" officeooo:paragraph-rsid="000583e9" style:text-blinking="false" fo:background-color="transparent"/>
    </style:style>
    <style:style style:name="P13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4" style:family="paragraph" style:parent-style-name="Standard">
      <style:paragraph-properties fo:line-height="115%"/>
      <style:text-properties style:font-name="FreeSerif"/>
    </style:style>
    <style:style style:name="P15" style:family="paragraph" style:parent-style-name="Standard">
      <style:paragraph-properties fo:line-height="115%"/>
      <style:text-properties style:font-name="FreeSerif" fo:font-size="6pt" style:font-size-asian="5.25pt" style:font-size-complex="6pt"/>
    </style:style>
    <style:style style:name="P16" style:family="paragraph" style:parent-style-name="Standard">
      <style:paragraph-properties fo:line-height="115%">
        <style:tab-stops>
          <style:tab-stop style:position="2.25in"/>
          <style:tab-stop style:position="4.5in"/>
        </style:tab-stops>
      </style:paragraph-properties>
      <style:text-properties style:font-name="FreeSerif" officeooo:paragraph-rsid="0005dcf4"/>
    </style:style>
    <style:style style:name="P17" style:family="paragraph" style:parent-style-name="Standard">
      <style:paragraph-properties fo:line-height="115%">
        <style:tab-stops>
          <style:tab-stop style:position="2.25in"/>
          <style:tab-stop style:position="4.5in"/>
        </style:tab-stops>
      </style:paragraph-properties>
      <style:text-properties style:font-name="FreeSerif" fo:font-size="8pt" fo:font-weight="bold" officeooo:rsid="0005dcf4" officeooo:paragraph-rsid="0005dcf4" style:font-size-asian="7pt" style:font-weight-asian="bold" style:font-size-complex="8pt" style:font-weight-complex="bold"/>
    </style:style>
    <style:style style:name="P18" style:family="paragraph" style:parent-style-name="Standard">
      <style:paragraph-properties fo:line-height="115%">
        <style:tab-stops>
          <style:tab-stop style:position="2.25in"/>
          <style:tab-stop style:position="4.5in"/>
        </style:tab-stops>
      </style:paragraph-properties>
      <style:text-properties style:font-name="FreeSerif" fo:font-size="6pt" officeooo:paragraph-rsid="0005dcf4" style:font-size-asian="5.25pt" style:font-size-complex="6pt"/>
    </style:style>
    <style:style style:name="P19" style:family="paragraph" style:parent-style-name="Standard">
      <style:paragraph-properties fo:line-height="115%">
        <style:tab-stops>
          <style:tab-stop style:position="2.2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8pt" fo:font-weight="bold" officeooo:rsid="0006c060" officeooo:paragraph-rsid="0006c060" style:font-size-asian="8pt" style:font-weight-asian="bold" style:font-size-complex="8pt" style:font-weight-complex="bold"/>
    </style:style>
    <style:style style:name="P20" style:family="paragraph" style:parent-style-name="Standard">
      <style:paragraph-properties fo:line-height="115%">
        <style:tab-stops>
          <style:tab-stop style:position="2.2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12pt" fo:font-weight="bold" officeooo:rsid="0006c060" officeooo:paragraph-rsid="000879c5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>
        <style:tab-stops>
          <style:tab-stop style:position="2.25in"/>
          <style:tab-stop style:position="2.752in"/>
          <style:tab-stop style:position="4.5in"/>
          <style:tab-stop style:position="5.5in"/>
          <style:tab-stop style:position="5.5035in"/>
        </style:tab-stops>
      </style:paragraph-properties>
      <style:text-properties style:font-name="FreeSerif" fo:font-size="8pt" fo:font-weight="bold" officeooo:rsid="0006c060" officeooo:paragraph-rsid="000879c5" style:font-size-asian="8pt" style:font-weight-asian="bold" style:font-size-complex="8pt" style:font-weight-complex="bold"/>
    </style:style>
    <style:style style:name="P22" style:family="paragraph" style:parent-style-name="Standard">
      <style:paragraph-properties fo:line-height="115%">
        <style:tab-stops>
          <style:tab-stop style:position="2.2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10pt" fo:font-weight="bold" officeooo:rsid="0006c060" officeooo:paragraph-rsid="000879c5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15%">
        <style:tab-stops>
          <style:tab-stop style:position="2.2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6pt" fo:font-weight="bold" officeooo:rsid="0006c060" officeooo:paragraph-rsid="000879c5" style:font-size-asian="5.25pt" style:font-weight-asian="bold" style:font-size-complex="6pt" style:font-weight-complex="bold"/>
    </style:style>
    <style:style style:name="P24" style:family="paragraph" style:parent-style-name="Standard">
      <style:paragraph-properties fo:line-height="115%">
        <style:tab-stops>
          <style:tab-stop style:position="2.2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8pt" fo:font-weight="bold" officeooo:rsid="0006c060" officeooo:paragraph-rsid="000879c5" style:font-size-asian="8pt" style:font-weight-asian="bold" style:font-size-complex="8pt" style:font-weight-complex="bold"/>
    </style:style>
    <style:style style:name="P25" style:family="paragraph" style:parent-style-name="Standard">
      <style:paragraph-properties fo:line-height="115%">
        <style:tab-stops>
          <style:tab-stop style:position="0in"/>
          <style:tab-stop style:position="2.2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12pt" fo:font-weight="bold" officeooo:rsid="00095313" officeooo:paragraph-rsid="000c3d4c" style:font-size-asian="12pt" style:font-weight-asian="bold" style:font-size-complex="12pt" style:font-weight-complex="bold"/>
    </style:style>
    <style:style style:name="P26" style:family="paragraph" style:parent-style-name="Standard">
      <style:paragraph-properties fo:line-height="115%">
        <style:tab-stops>
          <style:tab-stop style:position="0.4965in"/>
          <style:tab-stop style:position="2.2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12pt" fo:font-weight="bold" officeooo:rsid="00095313" officeooo:paragraph-rsid="000c3d4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line-height="115%">
        <style:tab-stops>
          <style:tab-stop style:position="0.4965in"/>
          <style:tab-stop style:position="1.4984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12pt" fo:font-weight="normal" officeooo:rsid="00095313" officeooo:paragraph-rsid="0009531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>
        <style:tab-stops>
          <style:tab-stop style:position="1.4984in"/>
          <style:tab-stop style:position="2.0035in"/>
          <style:tab-stop style:position="2.752in"/>
          <style:tab-stop style:position="4.5in"/>
          <style:tab-stop style:position="5.5035in"/>
        </style:tab-stops>
      </style:paragraph-properties>
      <style:text-properties style:font-name="FreeSerif" fo:font-size="12pt" fo:font-weight="normal" officeooo:rsid="00095313" officeooo:paragraph-rsid="00095313" style:font-size-asian="12pt" style:font-weight-asian="normal" style:font-size-complex="12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583e9"/>
    </style:style>
    <style:style style:name="T5" style:family="text">
      <style:text-properties officeooo:rsid="000879c5"/>
    </style:style>
    <style:style style:name="T6" style:family="text">
      <style:text-properties officeooo:rsid="00095313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officeooo:rsid="000a7745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e0e4c" style:font-weight-asian="normal" style:font-weight-complex="normal"/>
    </style:style>
    <style:style style:name="T11" style:family="text">
      <style:text-properties fo:font-weight="normal" officeooo:rsid="00107703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ec961"/>
    </style:style>
    <style:style style:name="T14" style:family="text">
      <style:text-properties officeooo:rsid="000c3d4c"/>
    </style:style>
    <style:style style:name="gr1" style:family="graphic">
      <style:graphic-properties fo:border="solid" style:protect="position size" loext:decorative="false" style:wrap="run-through" style:number-wrapped-paragraphs="no-limit" style:vertical-pos="middle" style:vertical-rel="text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Instrument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Concert Date Requested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tudent's Performing 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Accompanist 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Parent's Email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cher's Nam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cher's Phone Numb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acher's Email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irst Composition Title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irst Composer's Name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irst RCM Grade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First Time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cond RCM Grade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cond Time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cond Composition Titl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Second Composer Name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a03e0df-7fff-1262-921d-c6cdf7081ee5"/><text:span text:style-name="T1">KANATA MUSIC CLUB</text:span><text:span text:style-name="T2"> <text:tab/></text:span><text:span text:style-name="T1">CONCERT REQUEST FORM</text:span></text:p>
      <text:p text:style-name="P2"/>
      <text:p text:style-name="P3"><text:span text:style-name="T1">Teachers:</text:span><text:span text:style-name="T2"> </text:span><text:span text:style-name="T3">Complete this form on your computer, save it, and email it as an attachment to the Director(s) of Programs. Submit one application for each student at least </text:span><text:span text:style-name="T1">three weeks</text:span><text:span text:style-name="T2"> </text:span><text:span text:style-name="T3">prior to the concert date requested. For the January concert, you must submit </text:span><text:span text:style-name="T1">five weeks</text:span><text:span text:style-name="T2"> </text:span><text:span text:style-name="T3">ahead of time.</text:span></text:p>
      <text:p text:style-name="P4"/>
      <text:p text:style-name="P5"><text:span text:style-name="T1">Director(s) of Programs:</text:span><text:span text:style-name="T2"> <text:tab/></text:span><text:span text:style-name="T1">Galina Shostakovsky and Yuko Soncini-Koizumi</text:span></text:p>
      <text:p text:style-name="P6"><text:tab/>kmcconcerts@yahoo.com</text:p>
      <text:p text:style-name="P6"><text:span text:style-name="T1"/></text:p>
      <text:p text:style-name="P7">Time Constraints</text:p>
      <text:p text:style-name="P8"><text:span text:style-name="T1"><text:tab/>Students:</text:span><text:span text:style-name="T2"> <text:tab/></text:span><text:span text:style-name="T3">Grade 7 and under - 4 minutes in total</text:span></text:p>
      <text:p text:style-name="P9"><text:tab/>Grade 8 or 9 - 6 minutes in total</text:p>
      <text:p text:style-name="P9"><text:tab/>Grade 10 or higher - 10 minutes in total</text:p>
      <text:p text:style-name="P8"><text:span text:style-name="T1"><text:tab/>Teachers:</text:span><text:span text:style-name="T2"> <text:tab/></text:span><text:span text:style-name="T3">Per concert for all students − 20 minutes in total</text:span></text:p>
      <text:p text:style-name="P10"/>
      <text:p text:style-name="P11"/>
      <text:p text:style-name="P12">INSTRUMENT: <text:tab/><draw:control text:anchor-type="as-char" draw:z-index="0" draw:name="Control 1" draw:style-name="gr1" draw:text-style-name="P13" svg:width="1.2406in" svg:height="0.3004in" draw:control="control1"/><text:tab/><text:span text:style-name="T4">CONCERT DATE REQUESTED: <text:tab/></text:span><text:span text:style-name="T4"><draw:control text:anchor-type="as-char" draw:z-index="1" draw:name="Control 2" draw:style-name="gr1" draw:text-style-name="P13" svg:width="1.2406in" svg:height="0.3004in" draw:control="control2"/></text:span></text:p>
      <text:p text:style-name="P14"/>
      <text:p text:style-name="P15"/>
      <text:p text:style-name="P16"><draw:control text:anchor-type="as-char" draw:z-index="2" draw:name="Control 3" draw:style-name="gr1" draw:text-style-name="P13" svg:width="1.9906in" svg:height="0.3004in" draw:control="control3"/><text:tab/><draw:control text:anchor-type="as-char" draw:z-index="3" draw:name="Control 4" draw:style-name="gr1" draw:text-style-name="P13" svg:width="1.9906in" svg:height="0.3004in" draw:control="control4"/><text:tab/><draw:control text:anchor-type="as-char" draw:z-index="4" draw:name="Control 5" draw:style-name="gr1" draw:text-style-name="P13" svg:width="1.9906in" svg:height="0.3004in" draw:control="control5"/></text:p>
      <text:p text:style-name="P17">STUDENT’S PERFORMING NAME<text:tab/>ACCOMPANIST NAME (IF NEEDED)<text:tab/>PARENT’S EMAIL</text:p>
      <text:p text:style-name="P18"/>
      <text:p text:style-name="P16"><draw:control text:anchor-type="as-char" draw:z-index="5" draw:name="Control 6" draw:style-name="gr1" draw:text-style-name="P13" svg:width="1.9906in" svg:height="0.3004in" draw:control="control6"/><text:tab/><draw:control text:anchor-type="as-char" draw:z-index="6" draw:name="Control 7" draw:style-name="gr1" draw:text-style-name="P13" svg:width="1.9906in" svg:height="0.3004in" draw:control="control7"/><text:tab/><draw:control text:anchor-type="as-char" draw:z-index="7" draw:name="Control 8" draw:style-name="gr1" draw:text-style-name="P13" svg:width="1.9906in" svg:height="0.3004in" draw:control="control8"/></text:p>
      <text:p text:style-name="P17">TEACHER’S NAME<text:tab/>TEACHER’S PHONE NUMBER<text:tab/>TEACHER’S EMAIL</text:p>
      <text:p text:style-name="P16"/>
      <text:p text:style-name="P18"/>
      <text:p text:style-name="P19">FIRST COMPOSITION TITLE <text:span text:style-name="T5">AND CATALOGUE NUMBER<text:tab/>COMPOSER </text:span><text:span text:style-name="T6">NAME</text:span></text:p>
      <text:p text:style-name="P20"><draw:control text:anchor-type="as-char" draw:z-index="8" draw:name="Control 9" draw:style-name="gr1" draw:text-style-name="P13" svg:width="4.2406in" svg:height="0.3004in" draw:control="control9"/><text:tab/><draw:control text:anchor-type="as-char" draw:z-index="9" draw:name="Control 10" draw:style-name="gr1" draw:text-style-name="P13" svg:width="1.9906in" svg:height="0.3004in" draw:control="control10"/></text:p>
      <text:p text:style-name="P21"><text:tab/><text:tab/><text:tab/><text:span text:style-name="T5">RCM GRADE<text:tab/>TIME</text:span></text:p>
      <text:p text:style-name="P22"><text:tab/><text:tab/><text:tab/><text:span text:style-name="T7"><draw:control text:anchor-type="as-char" draw:z-index="10" draw:name="Control 11" draw:style-name="gr1" draw:text-style-name="P13" svg:width="0.7406in" svg:height="0.3004in" draw:control="control11"/></text:span><text:span text:style-name="T7"><text:tab/></text:span><text:span text:style-name="T7"><draw:control text:anchor-type="as-char" draw:z-index="11" draw:name="Control 12" draw:style-name="gr1" draw:text-style-name="P13" svg:width="0.9906in" svg:height="0.3004in" draw:control="control12"/></text:span></text:p>
      <text:p text:style-name="P23"/>
      <text:p text:style-name="P24"><text:span text:style-name="T5">SECOND</text:span> COMPOSITION TITLE <text:span text:style-name="T5">AND CATALOGUE NUMBER </text:span><text:span text:style-name="T8">(OPTIONAL)</text:span><text:span text:style-name="T5"><text:tab/>COMPOSER NAME</text:span></text:p>
      <text:p text:style-name="P20"><draw:control text:anchor-type="as-char" draw:z-index="14" draw:name="Control 15" draw:style-name="gr1" draw:text-style-name="P13" svg:width="4.2406in" svg:height="0.3004in" draw:control="control15"/><text:tab/><draw:control text:anchor-type="as-char" draw:z-index="15" draw:name="Control 16" draw:style-name="gr1" draw:text-style-name="P13" svg:width="1.9906in" svg:height="0.3004in" draw:control="control16"/></text:p>
      <text:p text:style-name="P21"><text:tab/><text:tab/><text:tab/><text:span text:style-name="T5">RCM GRADE<text:tab/>TIME</text:span></text:p>
      <text:p text:style-name="P22"><text:tab/><text:tab/><text:tab/><text:span text:style-name="T7"><draw:control text:anchor-type="as-char" draw:z-index="12" draw:name="Control 13" draw:style-name="gr1" draw:text-style-name="P13" svg:width="0.7406in" svg:height="0.3004in" draw:control="control13"/></text:span><text:span text:style-name="T7"><text:tab/></text:span><text:span text:style-name="T7"><draw:control text:anchor-type="as-char" draw:z-index="13" draw:name="Control 14" draw:style-name="gr1" draw:text-style-name="P13" svg:width="0.9906in" svg:height="0.3004in" draw:control="control14"/></text:span></text:p>
      <text:p text:style-name="P20"/>
      <text:p text:style-name="P23"/>
      <text:p text:style-name="P25">Composition titles<text:span text:style-name="T9"> should be </text:span><text:span text:style-name="T10">formatted</text:span><text:span text:style-name="T9"> “[name] in [key], [catalogue]: [movements]”, </text:span><text:span text:style-name="T11">if possible.</text:span></text:p>
      <text:p text:style-name="P26">Composer names<text:span text:style-name="T9"> should include both the last name and first initial(s).</text:span></text:p>
      <text:p text:style-name="P27"><text:span text:style-name="T12">Examples:</text:span> <text:tab/>Sonata in <text:span text:style-name="T13">c</text:span> <text:span text:style-name="T13">m</text:span>inor, Hob. XVI:20: <text:span text:style-name="T13">II, III</text:span> <text:span text:style-name="T14">by</text:span> F.J. Haydn</text:p>
      <text:p text:style-name="P28"><text:tab/><text:span text:style-name="T13">Nocturne in B Major</text:span>, Op. <text:span text:style-name="T13">62, No. 1</text:span> <text:span text:style-name="T8">by F. Chopi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8T22:22:11.392702543</meta:creation-date>
    <dc:date>2025-11-09T14:12:02.021941284</dc:date>
    <meta:editing-duration>PT45M39S</meta:editing-duration>
    <meta:editing-cycles>10</meta:editing-cycles>
    <meta:generator>LibreOffice/25.8.2.2$Linux_X86_64 LibreOffice_project/580$Build-2</meta:generator>
    <meta:print-date>2025-11-08T22:58:22.136779241</meta:print-date>
    <meta:printed-by>PDF files</meta:printed-by>
    <meta:document-statistic meta:table-count="0" meta:image-count="0" meta:object-count="0" meta:page-count="1" meta:paragraph-count="26" meta:word-count="193" meta:character-count="1231" meta:non-whitespace-character-count="1023"/>
  </office:meta>
</office:document-meta>
</file>